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office:annotation draw:style-name="gr1" draw:text-style-name="P2" svg:width="1.1413in" svg:height="1.0122in" svg:x="5.8209in" svg:y="0in" draw:caption-point-x="-0.2402in" draw:caption-point-y="0.0039in">
              <dc:date>2024-05-14T00:00:00</dc:date>
              <text:p text:style-name="P1"><text:span text:style-name="T1">App</text:span></text:p>
              <text:p text:style-name="P1"><text:span text:style-name="T1">UI</text:span></text:p>
              <text:p text:style-name="P1"><text:span text:style-name="T1">Orch</text:span></text:p>
              <text:p text:style-name="P1"><text:span text:style-name="T1">Infra</text:span></text:p>
              <text:p text:style-name="P1"><text:span text:style-name="T1">Model</text:span></text:p>
              <text:p text:style-name="P1"><text:span text:style-name="T1">DB</text:span></text:p>
            </office:annotation>
            <text:p>Stac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URL-src</text:p>
          </table:table-cell>
          <table:table-cell office:value-type="string" calcext:value-type="string">
            <office:annotation draw:style-name="gr2" draw:text-style-name="P2" svg:width="1.1413in" svg:height="0.7083in" svg:x="11.4488in" svg:y="0in" draw:caption-point-x="-0.2402in" draw:caption-point-y="0.0039in">
              <dc:date>2024-05-14T00:00:00</dc:date>
              <text:p text:style-name="P1"><text:span text:style-name="T1">As of 2024-05-14</text:span></text:p>
            </office:annotation>
            <text:p>nstars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LangChain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<text:a xlink:href="https://github.com/langchain-ai/langchain" xlink:type="simple">https://github.com/langchain-ai/langchain</text:a></text:p>
          </table:table-cell>
          <table:table-cell office:value-type="string" calcext:value-type="string">
            <text:p>85k</text:p>
          </table:table-cell>
          <table:table-cell/>
        </table:table-row>
        <table:table-row table:style-name="ro1">
          <table:table-cell office:value-type="string" calcext:value-type="string">
            <text:p>ollama</text:p>
          </table:table-cell>
          <table:table-cell/>
          <table:table-cell office:value-type="string" calcext:value-type="string">
            <text:p>Infra</text:p>
          </table:table-cell>
          <table:table-cell/>
          <table:table-cell office:value-type="string" calcext:value-type="string">
            <text:p><text:a xlink:href="https://github.com/ollama/ollama" xlink:type="simple">https://github.com/ollama/ollama</text:a>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<text:a xlink:href="https://ollama.com/" xlink:type="simple">https://ollama.com/</text:a></text:p>
          </table:table-cell>
        </table:table-row>
        <table:table-row table:style-name="ro1">
          <table:table-cell office:value-type="string" calcext:value-type="string">
            <text:p>streamlit</text:p>
          </table:table-cell>
          <table:table-cell/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<text:a xlink:href="https://github.com/streamlit/streamlit" xlink:type="simple">https://github.com/streamlit/streamlit</text:a>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<text:a xlink:href="https://streamlit.io/" xlink:type="simple">https://streamlit.io/</text:a></text:p>
          </table:table-cell>
        </table:table-row>
        <table:table-row table:style-name="ro1">
          <table:table-cell office:value-type="string" calcext:value-type="string">
            <text:p>vanna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vanna-ai/vanna" xlink:type="simple">https://github.com/vanna-ai/vanna</text:a></text:p>
          </table:table-cell>
          <table:table-cell office:value-type="string" calcext:value-type="string">
            <text:p>7k</text:p>
          </table:table-cell>
          <table:table-cell/>
        </table:table-row>
        <table:table-row table:style-name="ro1">
          <table:table-cell office:value-type="string" calcext:value-type="string">
            <text:p>Lobe-chat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lobehub/lobe-chat" xlink:type="simple">https://github.com/lobehub/lobe-chat</text:a></text:p>
          </table:table-cell>
          <table:table-cell office:value-type="string" calcext:value-type="string">
            <text:p>30k</text:p>
          </table:table-cell>
          <table:table-cell/>
        </table:table-row>
        <table:table-row table:style-name="ro1">
          <table:table-cell office:value-type="string" calcext:value-type="string">
            <text:p>Chat-ollama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<text:a xlink:href="https://github.com/sugarforever/chat-ollama" xlink:type="simple">https://github.com/sugarforever/chat-ollama</text:a>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table:style-name="ce1" office:value-type="string" calcext:value-type="string">
            <text:p>Open-webui</text:p>
          </table:table-cell>
          <table:table-cell/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<text:a xlink:href="https://github.com/open-webui/open-webui" xlink:type="simple">https://github.com/open-webui/open-webui</text:a></text:p>
          </table:table-cell>
          <table:table-cell office:value-type="string" calcext:value-type="string">
            <text:p>21k</text:p>
          </table:table-cell>
          <table:table-cell/>
        </table:table-row>
        <table:table-row table:style-name="ro1">
          <table:table-cell office:value-type="string" calcext:value-type="string">
            <text:p>AutoGen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https://github.com/microsoft/autogen/tree/main</text:p>
          </table:table-cell>
          <table:table-cell office:value-type="string" calcext:value-type="string">
            <text:p>25k</text:p>
          </table:table-cell>
          <table:table-cell/>
        </table:table-row>
        <table:table-row table:style-name="ro1">
          <table:table-cell office:value-type="string" calcext:value-type="string">
            <text:p>AutoGen Studio</text:p>
          </table:table-cell>
          <table:table-cell table:number-columns-repeated="2"/>
          <table:table-cell office:value-type="string" calcext:value-type="string">
            <text:p>still rough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ewAI</text:p>
          </table:table-cell>
          <table:table-cell table:number-columns-repeated="2"/>
          <table:table-cell table:style-name="ce1" office:value-type="string" calcext:value-type="string">
            <text:p>evaluate</text:p>
          </table:table-cell>
          <table:table-cell office:value-type="string" calcext:value-type="string">
            <text:p>https://github.com/joaomdmoura/crewAI</text:p>
          </table:table-cell>
          <table:table-cell office:value-type="string" calcext:value-type="string">
            <text:p>14k</text:p>
          </table:table-cell>
          <table:table-cell office:value-type="string" calcext:value-type="string">
            <text:p>https://www.crewai.com/ </text:p>
          </table:table-cell>
        </table:table-row>
        <table:table-row table:style-name="ro1">
          <table:table-cell office:value-type="string" calcext:value-type="string">
            <text:p>Haystack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deepset-ai/haystack" xlink:type="simple">https://github.com/deepset-ai/haystack</text:a></text:p>
          </table:table-cell>
          <table:table-cell office:value-type="string" calcext:value-type="string">
            <text:p>13k</text:p>
          </table:table-cell>
          <table:table-cell/>
        </table:table-row>
        <table:table-row table:style-name="ro1">
          <table:table-cell office:value-type="string" calcext:value-type="string">
            <text:p>LlamaIndex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<text:a xlink:href="https://github.com/run-llama/llama_index" xlink:type="simple">https://github.com/run-llama/llama_index</text:a></text:p>
          </table:table-cell>
          <table:table-cell office:value-type="string" calcext:value-type="string">
            <text:p>31k</text:p>
          </table:table-cell>
          <table:table-cell/>
        </table:table-row>
        <table:table-row table:style-name="ro1">
          <table:table-cell office:value-type="string" calcext:value-type="string">
            <text:p>embedchain</text:p>
          </table:table-cell>
          <table:table-cell table:number-columns-repeated="3"/>
          <table:table-cell office:value-type="string" calcext:value-type="string">
            <text:p><text:a xlink:href="https://github.com/embedchain/embedchain" xlink:type="simple">https://github.com/embedchain/embedchain</text:a></text:p>
          </table:table-cell>
          <table:table-cell office:value-type="string" calcext:value-type="string">
            <text:p>8k</text:p>
          </table:table-cell>
          <table:table-cell/>
        </table:table-row>
        <table:table-row table:style-name="ro1">
          <table:table-cell office:value-type="string" calcext:value-type="string">
            <text:p>dspa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7:37:04.904847845</meta:creation-date>
    <dc:date>2024-05-19T15:36:06.982922334</dc:date>
    <meta:editing-duration>P1DT9H9M6S</meta:editing-duration>
    <meta:editing-cycles>6</meta:editing-cycles>
    <meta:generator>LibreOffice/7.3.7.2$Linux_X86_64 LibreOffice_project/30$Build-2</meta:generator>
    <meta:document-statistic meta:table-count="1" meta:cell-count="61" meta:object-count="0"/>
  </office:meta>
</office:document-meta>
</file>